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e6e6e6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3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0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48cm"/>
    </style:style>
    <style:style style:name="gr6" style:family="graphic" style:parent-style-name="standard">
      <style:graphic-properties draw:fill="none" draw:fill-color="#e6e6e6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1.357cm"/>
    </style:style>
    <style:style style:name="gr8" style:family="graphic" style:parent-style-name="standard">
      <style:graphic-properties draw:stroke="none" draw:fill="solid" draw:fill-color="#e6e6e6" fo:min-he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Courier 10 Pitch'" style:font-pitch="fixed" style:font-size-asian="18pt" style:font-size-complex="18pt"/>
    </style:style>
    <style:style style:name="P3" style:family="paragraph">
      <style:paragraph-properties fo:margin-left="0cm" fo:margin-right="0cm" fo:text-indent="0cm"/>
      <style:text-properties fo:font-family="'Courier 10 Pitch'" style:font-pitch="fixed" fo:font-weight="bold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'Courier 10 Pitch'" style:font-pitch="fixed" fo:font-size="14pt" style:font-size-asian="18pt" style:font-size-complex="18pt"/>
    </style:style>
    <style:style style:name="P6" style:family="paragraph">
      <style:paragraph-properties fo:margin-left="0cm" fo:margin-right="0cm" fo:text-indent="0cm"/>
      <style:text-properties fo:font-family="'Courier 10 Pitch'" style:font-pitch="fixed" fo:font-size="14pt" style:font-size-asian="18pt" style:font-size-complex="18pt"/>
    </style:style>
    <style:style style:name="P7" style:family="paragraph">
      <style:paragraph-properties fo:text-align="center"/>
      <style:text-properties fo:font-family="'Courier 10 Pitch'" style:font-pitch="fixed" style:font-size-asian="18pt" style:font-size-complex="18pt"/>
    </style:style>
    <style:style style:name="P8" style:family="paragraph">
      <style:paragraph-properties fo:margin-left="0cm" fo:margin-right="0cm" fo:text-indent="0cm"/>
      <style:text-properties fo:font-family="'Courier 10 Pitch'" style:font-pitch="fixed" fo:font-size="10pt" style:font-size-asian="18pt" style:font-size-complex="18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family="'Courier 10 Pitch'" style:font-pitch="fixed" fo:font-size="15pt" style:font-size-asian="18pt" style:font-size-complex="18pt"/>
    </style:style>
    <style:style style:name="P11" style:family="paragraph">
      <style:paragraph-properties fo:margin-left="0cm" fo:margin-right="0cm" fo:text-indent="0cm"/>
      <style:text-properties fo:font-family="'Courier 10 Pitch'" style:font-pitch="fixed" style:text-underline-style="none" fo:font-weight="bold" style:font-size-asian="18pt" style:font-size-complex="18pt"/>
    </style:style>
    <style:style style:name="P12" style:family="paragraph">
      <style:text-properties fo:font-size="11pt"/>
    </style:style>
    <style:style style:name="P13" style:family="paragraph">
      <style:paragraph-properties fo:margin-left="0.6cm" fo:margin-right="0cm" fo:text-indent="-0.6cm"/>
    </style:style>
    <style:style style:name="T1" style:family="text">
      <style:text-properties fo:font-family="'Courier 10 Pitch'" style:font-pitch="fixed" style:font-size-asian="18pt" style:font-size-complex="18pt"/>
    </style:style>
    <style:style style:name="T2" style:family="text">
      <style:text-properties fo:font-family="'Courier 10 Pitch'" style:font-pitch="fixed" fo:font-weight="bold" style:font-size-asian="18pt" style:font-size-complex="18pt"/>
    </style:style>
    <style:style style:name="T3" style:family="text">
      <style:text-properties fo:font-family="'Courier 10 Pitch'" style:font-pitch="fixed" fo:font-size="14pt" style:font-size-asian="18pt" style:font-size-complex="18pt"/>
    </style:style>
    <style:style style:name="T4" style:family="text">
      <style:text-properties fo:font-family="'Courier 10 Pitch'" style:font-pitch="fixed" fo:font-size="10pt" style:font-size-asian="18pt" style:font-size-complex="18pt"/>
    </style:style>
    <style:style style:name="T5" style:family="text">
      <style:text-properties fo:font-family="'Courier 10 Pitch'" style:font-pitch="fixed" fo:font-size="8pt" style:font-size-asian="18pt" style:font-size-complex="18pt"/>
    </style:style>
    <style:style style:name="T6" style:family="text">
      <style:text-properties fo:font-family="'Courier 10 Pitch'" style:font-pitch="fixed" fo:font-size="15pt" style:font-size-asian="18pt" style:font-size-complex="18pt"/>
    </style:style>
    <style:style style:name="T7" style:family="text">
      <style:text-properties fo:font-family="'Thorndale AMT'" style:font-pitch="variable" fo:font-size="15pt" style:font-family-asian="'Thorndale AMT'" style:font-pitch-asian="variable" style:font-size-asian="18pt" style:font-family-complex="'Thorndale AMT'" style:font-pitch-complex="variable" style:font-size-complex="18pt"/>
    </style:style>
    <style:style style:name="T8" style:family="text">
      <style:text-properties fo:font-family="'Courier 10 Pitch'" style:font-pitch="fixed" fo:font-size="15pt" style:font-family-asian="'Albany AMT'" style:font-pitch-asian="variable" style:font-size-asian="18pt" style:font-family-complex="'Albany AMT'" style:font-pitch-complex="variable" style:font-size-complex="18pt"/>
    </style:style>
    <style:style style:name="T9" style:family="text">
      <style:text-properties fo:font-family="'Courier 10 Pitch'" style:font-pitch="fixed" fo:font-size="13pt" style:font-size-asian="18pt" style:font-size-complex="18pt"/>
    </style:style>
    <style:style style:name="T10" style:family="text">
      <style:text-properties fo:font-family="'Courier 10 Pitch'" style:font-pitch="fixed" style:text-underline-style="none" fo:font-weight="bold" style:font-size-asian="18pt" style:font-size-complex="18pt"/>
    </style:style>
    <style:style style:name="T11" style:family="text">
      <style:text-properties fo:font-family="'Courier 10 Pitch'" style:font-pitch="fixed" fo:font-size="15pt" fo:font-style="italic" style:font-family-asian="'Albany AMT'" style:font-pitch-asian="variable" style:font-size-asian="18pt" style:font-family-complex="'Albany AMT'" style:font-pitch-complex="variable" style:font-size-complex="18pt"/>
    </style:style>
    <style:style style:name="T12" style:family="text">
      <style:text-properties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0.883cm" svg:height="3.199cm" svg:x="0.963cm" svg:y="3.801cm">
          <draw:text-box>
            <text:p text:style-name="P1"><text:span text:style-name="T1">a</text:span></text:p>
            <text:p text:style-name="P1"><text:span text:style-name="T1">b</text:span></text:p>
            <text:p text:style-name="P1"><text:span text:style-name="T1">o</text:span></text:p>
            <text:p text:style-name="P1"><text:span text:style-name="T1">x</text:span></text:p>
          </draw:text-box>
        </draw:frame>
        <draw:frame draw:style-name="gr1" draw:text-style-name="P3" draw:layer="layout" svg:width="0.883cm" svg:height="1.009cm" svg:x="2.164cm" svg:y="3.801cm">
          <draw:text-box>
            <text:p text:style-name="P1"><text:span text:style-name="T2">-</text:span></text:p>
          </draw:text-box>
        </draw:frame>
        <draw:frame draw:style-name="gr1" draw:text-style-name="P2" draw:layer="layout" svg:width="0.883cm" svg:height="2.462cm" svg:x="3.265cm" svg:y="3.801cm">
          <draw:text-box>
            <text:p text:style-name="P1"><text:span text:style-name="T1">d</text:span></text:p>
            <text:p text:style-name="P1"><text:span text:style-name="T1">l</text:span></text:p>
            <text:p text:style-name="P1"><text:span text:style-name="T1">x</text:span></text:p>
          </draw:text-box>
        </draw:frame>
        <draw:frame draw:style-name="gr1" draw:text-style-name="P2" draw:layer="layout" svg:width="1.645cm" svg:height="0.988cm" svg:x="4.465cm" svg:y="3.801cm">
          <draw:text-box>
            <text:p text:style-name="P1"><text:span text:style-name="T1">nnn</text:span></text:p>
          </draw:text-box>
        </draw:frame>
        <draw:frame draw:style-name="gr1" draw:text-style-name="P3" draw:layer="layout" svg:width="0.883cm" svg:height="1.009cm" svg:x="6.466cm" svg:y="3.801cm">
          <draw:text-box>
            <text:p text:style-name="P1"><text:span text:style-name="T2">-</text:span></text:p>
          </draw:text-box>
        </draw:frame>
        <draw:frame draw:style-name="gr1" draw:text-style-name="P2" draw:layer="layout" svg:width="0.883cm" svg:height="1.725cm" svg:x="10.767cm" svg:y="3.801cm">
          <draw:text-box>
            <text:p text:style-name="P1"><text:span text:style-name="T1">m</text:span></text:p>
            <text:p text:style-name="P1"><text:span text:style-name="T1">x</text:span></text:p>
          </draw:text-box>
        </draw:frame>
        <draw:frame draw:style-name="gr1" draw:text-style-name="P2" draw:layer="layout" svg:width="0.883cm" svg:height="0.988cm" svg:x="11.967cm" svg:y="3.801cm">
          <draw:text-box>
            <text:p text:style-name="P1"><text:span text:style-name="T1">:</text:span></text:p>
          </draw:text-box>
        </draw:frame>
        <draw:frame draw:style-name="gr1" draw:text-style-name="P2" draw:layer="layout" svg:width="0.883cm" svg:height="1.725cm" svg:x="13.167cm" svg:y="3.801cm">
          <draw:text-box>
            <text:p text:style-name="P1"><text:span text:style-name="T1">n</text:span></text:p>
            <text:p text:style-name="P1"><text:span text:style-name="T1">x</text:span></text:p>
          </draw:text-box>
        </draw:frame>
        <draw:frame draw:style-name="gr1" draw:text-style-name="P2" draw:layer="layout" svg:width="0.883cm" svg:height="0.988cm" svg:x="14.468cm" svg:y="3.801cm">
          <draw:text-box>
            <text:p text:style-name="P1"><text:span text:style-name="T1">|</text:span></text:p>
          </draw:text-box>
        </draw:frame>
        <draw:frame draw:style-name="gr1" draw:text-style-name="P2" draw:layer="layout" svg:width="0.883cm" svg:height="1.725cm" svg:x="15.668cm" svg:y="3.801cm">
          <draw:text-box>
            <text:p text:style-name="P1"><text:span text:style-name="T1">v</text:span></text:p>
            <text:p text:style-name="P1"><text:span text:style-name="T1">x</text:span></text:p>
          </draw:text-box>
        </draw:frame>
        <draw:frame draw:style-name="gr1" draw:text-style-name="P2" draw:layer="layout" svg:width="3.169cm" svg:height="6.147cm" svg:x="18.068cm" svg:y="3.801cm">
          <draw:text-box>
            <text:p text:style-name="P1"><text:span text:style-name="T1">d</text:span></text:p>
            <text:p text:style-name="P1"><text:span text:style-name="T1">keto</text:span></text:p>
            <text:p text:style-name="P1"><text:span text:style-name="T1">a</text:span></text:p>
            <text:p text:style-name="P1"><text:span text:style-name="T1">en,enx</text:span></text:p>
            <text:p text:style-name="P1"><text:span text:style-name="T1">aldi</text:span></text:p>
            <text:p text:style-name="P1"><text:span text:style-name="T1">geminal</text:span></text:p>
            <text:p text:style-name="P1"><text:span text:style-name="T1">sp2</text:span></text:p>
            <text:p text:style-name="P1"><text:span text:style-name="T1">sp</text:span></text:p>
          </draw:text-box>
        </draw:frame>
        <draw:custom-shape draw:style-name="gr2" draw:text-style-name="P5" draw:layer="layout" svg:width="0.5cm" svg:height="0.5cm" svg:x="1.139cm" svg:y="3.101cm">
          <text:p text:style-name="P4"><text:span text:style-name="T3">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5" draw:layer="layout" svg:width="0.5cm" svg:height="0.5cm" svg:x="3.441cm" svg:y="3.101cm">
          <text:p text:style-name="P4"><text:span text:style-name="T3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5" draw:layer="layout" svg:width="0.5cm" svg:height="0.5cm" svg:x="4.993cm" svg:y="3.101cm">
          <text:p text:style-name="P4"><text:span text:style-name="T3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5" draw:layer="layout" svg:width="0.5cm" svg:height="0.5cm" svg:x="10.924cm" svg:y="3.101cm">
          <text:p text:style-name="P4"><text:span text:style-name="T3">5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5" draw:layer="layout" svg:width="0.5cm" svg:height="0.5cm" svg:x="13.322cm" svg:y="3.101cm">
          <text:p text:style-name="P4"><text:span text:style-name="T3">6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5" draw:layer="layout" svg:width="0.5cm" svg:height="0.5cm" svg:x="15.8cm" svg:y="3.101cm">
          <text:p text:style-name="P4"><text:span text:style-name="T3">7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5" draw:layer="layout" svg:width="0.5cm" svg:height="0.5cm" svg:x="18.568cm" svg:y="3.101cm">
          <text:p text:style-name="P4"><text:span text:style-name="T3">8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5" draw:layer="layout" svg:width="0.5cm" svg:height="0.5cm" svg:x="2cm" svg:y="7.601cm">
          <text:p text:style-name="P4"><text:span text:style-name="T3">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5" draw:layer="layout" svg:width="0.5cm" svg:height="0.5cm" svg:x="0.9cm" svg:y="8.901cm">
          <text:p text:style-name="P4"><text:span text:style-name="T3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5" draw:layer="layout" svg:width="0.5cm" svg:height="0.5cm" svg:x="2cm" svg:y="8.901cm">
          <text:p text:style-name="P4"><text:span text:style-name="T3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5" draw:layer="layout" svg:width="0.5cm" svg:height="0.5cm" svg:x="12.5cm" svg:y="10.101cm">
          <text:p text:style-name="P4"><text:span text:style-name="T3">7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5" draw:layer="layout" svg:width="0.5cm" svg:height="0.5cm" svg:x="12.5cm" svg:y="11.6cm">
          <text:p text:style-name="P4"><text:span text:style-name="T3">8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3" draw:text-style-name="P6" draw:layer="layout" svg:width="9.5cm" svg:height="1.403cm" svg:x="2.7cm" svg:y="7.501cm">
          <draw:text-box>
            <text:p text:style-name="P1"><text:span text:style-name="T3">configuration of anomeric C-atom, o for open chain</text:span></text:p>
          </draw:text-box>
        </draw:frame>
        <draw:frame draw:style-name="gr4" draw:text-style-name="P6" draw:layer="layout" svg:width="9.4cm" svg:height="3.707cm" svg:x="2.7cm" svg:y="8.701cm">
          <draw:text-box>
            <text:p text:style-name="P1"><text:span text:style-name="T3">configuration and 3 letter code for stemtype. This section can be repeated to accomodate carbohydrates with more than 4 stereogenic centers. Optional.</text:span></text:p>
          </draw:text-box>
        </draw:frame>
        <draw:custom-shape draw:style-name="gr2" draw:text-style-name="P5" draw:layer="layout" svg:width="0.5cm" svg:height="0.5cm" svg:x="12.5cm" svg:y="7.501cm">
          <text:p text:style-name="P4"><text:span text:style-name="T3">5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5" draw:layer="layout" svg:width="0.5cm" svg:height="0.5cm" svg:x="12.5cm" svg:y="8.701cm">
          <text:p text:style-name="P4"><text:span text:style-name="T3">6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5" draw:text-style-name="P6" draw:layer="layout" svg:width="8.9cm" svg:height="1.649cm" svg:x="13.1cm" svg:y="10.001cm">
          <draw:text-box>
            <text:p text:style-name="P1"><text:span text:style-name="T3">position of modifier</text:span><text:span text:style-name="T3"><text:line-break/></text:span><text:span text:style-name="T4">multiple connections are </text:span><text:span text:style-name="T4"><text:line-break/></text:span><text:span text:style-name="T4">separated by „,“</text:span></text:p>
          </draw:text-box>
        </draw:frame>
        <draw:frame draw:style-name="gr5" draw:text-style-name="P6" draw:layer="layout" svg:width="8.9cm" svg:height="3.507cm" svg:x="13.1cm" svg:y="11.401cm">
          <draw:text-box>
            <text:p text:style-name="P1"><text:span text:style-name="T3">type of modifier</text:span></text:p>
            <text:p text:style-name="P1"><text:span text:style-name="T5">d = deoxygenation</text:span></text:p>
            <text:p text:style-name="P1"><text:span text:style-name="T5">keto = carbonyl function</text:span></text:p>
            <text:p text:style-name="P1"><text:span text:style-name="T5">en,enx = double bond</text:span></text:p>
            <text:p text:style-name="P1"><text:span text:style-name="T5">a = acidic function</text:span></text:p>
            <text:p text:style-name="P1"><text:span text:style-name="T5">aldi = reduced C1-carbonyl</text:span></text:p>
            <text:p text:style-name="P1"><text:span text:style-name="T5">sp2 = outgoing linkage with double bond</text:span></text:p>
            <text:p text:style-name="P1"><text:span text:style-name="T5">sp = outgoing linkage with triple bond</text:span></text:p>
            <text:p text:style-name="P1"><text:span text:style-name="T5">geminal = 2 OH at one backbone carbon</text:span></text:p>
          </draw:text-box>
        </draw:frame>
        <draw:custom-shape draw:style-name="gr6" draw:text-style-name="P7" draw:layer="layout" svg:width="0.5cm" svg:height="4.7cm" svg:x="20cm" svg:y="10.3cm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8" draw:layer="layout" svg:width="3.254cm" svg:height="1.895cm" svg:x="20.5cm" svg:y="11.716cm">
          <draw:text-box>
            <text:p text:style-name="P1"><text:span text:style-name="T4">optional,</text:span></text:p>
            <text:p text:style-name="P1"><text:span text:style-name="T4">can be</text:span></text:p>
            <text:p text:style-name="P1"><text:span text:style-name="T4">repeated.</text:span></text:p>
            <text:p text:style-name="P1"><text:span text:style-name="T4">separator „|“</text:span></text:p>
          </draw:text-box>
        </draw:frame>
        <draw:frame draw:style-name="gr8" draw:text-style-name="P10" draw:layer="layout" svg:width="8cm" svg:height="0.869cm" svg:x="1cm" svg:y="15.401cm">
          <draw:text-box>
            <text:p text:style-name="P9"><text:span text:style-name="T6">b-dglc-hex-1:5</text:span></text:p>
          </draw:text-box>
        </draw:frame>
        <draw:frame draw:style-name="gr8" draw:text-style-name="P10" draw:layer="layout" svg:width="8cm" svg:height="0.869cm" svg:x="1cm" svg:y="16.501cm">
          <draw:text-box>
            <text:p text:style-name="P9"><text:span text:style-name="T6">x-lgro-tet-0:0|3:d</text:span></text:p>
          </draw:text-box>
        </draw:frame>
        <draw:frame draw:style-name="gr8" draw:text-style-name="P10" draw:layer="layout" svg:width="8cm" svg:height="0.869cm" svg:x="1cm" svg:y="17.601cm">
          <draw:text-box>
            <text:p text:style-name="P9"><text:span text:style-name="T6">a-drib-hex-x:x|3:d|6:d</text:span></text:p>
          </draw:text-box>
        </draw:frame>
        <draw:frame draw:style-name="gr8" draw:text-style-name="P10" draw:layer="layout" svg:width="8cm" svg:height="0.869cm" svg:x="1cm" svg:y="18.701cm">
          <draw:text-box>
            <text:p text:style-name="P9"><text:span text:style-name="T6">a-lgal-hex-1:5|6:d</text:span></text:p>
          </draw:text-box>
        </draw:frame>
        <draw:frame draw:style-name="gr8" draw:text-style-name="P10" draw:layer="layout" svg:width="16.2cm" svg:height="0.882cm" svg:x="9.1cm" svg:y="15.401cm">
          <draw:text-box>
            <text:p text:style-name="P9"><text:span text:style-name="T7">β</text:span><text:span text:style-name="T8">-</text:span><text:span text:style-name="T9">D</text:span><text:span text:style-name="T6">-Glucose, pyranose form </text:span></text:p>
          </draw:text-box>
        </draw:frame>
        <draw:frame draw:style-name="gr9" draw:text-style-name="P11" draw:layer="layout" svg:width="3.55cm" svg:height="1.009cm" svg:x="0.45cm" svg:y="14.147cm">
          <draw:text-box>
            <text:p text:style-name="P1"><text:span text:style-name="T10">Examples</text:span></text:p>
          </draw:text-box>
        </draw:frame>
        <draw:frame draw:style-name="gr8" draw:text-style-name="P10" draw:layer="layout" svg:width="16.2cm" svg:height="0.869cm" svg:x="9.1cm" svg:y="16.501cm">
          <draw:text-box>
            <text:p text:style-name="P9"><text:span text:style-name="T6">?-3-deoxy-l-grotet (CarbBank notation)</text:span></text:p>
          </draw:text-box>
        </draw:frame>
        <draw:frame draw:style-name="gr8" draw:text-style-name="P10" draw:layer="layout" svg:width="16.2cm" svg:height="0.869cm" svg:x="9.1cm" svg:y="17.601cm">
          <draw:text-box>
            <text:p text:style-name="P9"><text:span text:style-name="T8">Paratose: 3,6-dideoxy-D-</text:span><text:span text:style-name="T11">ribo</text:span><text:span text:style-name="T8">-hexose, alpha anomer</text:span></text:p>
          </draw:text-box>
        </draw:frame>
        <draw:frame draw:style-name="gr8" draw:text-style-name="P10" draw:layer="layout" svg:width="16.2cm" svg:height="0.869cm" svg:x="9.1cm" svg:y="18.701cm">
          <draw:text-box>
            <text:p text:style-name="P9"><text:span text:style-name="T6">LFuc, alpha anomer (KEGG notation)</text:span></text:p>
          </draw:text-box>
        </draw:frame>
        <draw:frame draw:style-name="gr1" draw:text-style-name="P2" draw:layer="layout" svg:width="1.645cm" svg:height="0.988cm" svg:x="7.566cm" svg:y="3.801cm">
          <draw:text-box>
            <text:p text:style-name="P1"><text:span text:style-name="T1">nnn</text:span></text:p>
          </draw:text-box>
        </draw:frame>
        <draw:frame draw:style-name="gr1" draw:text-style-name="P3" draw:layer="layout" svg:width="0.883cm" svg:height="1.009cm" svg:x="9.567cm" svg:y="3.801cm">
          <draw:text-box>
            <text:p text:style-name="P1"><text:span text:style-name="T2">-</text:span></text:p>
          </draw:text-box>
        </draw:frame>
        <draw:custom-shape draw:style-name="gr2" draw:text-style-name="P5" draw:layer="layout" svg:width="0.5cm" svg:height="0.5cm" svg:x="8.094cm" svg:y="3.101cm">
          <text:p text:style-name="P4"><text:span text:style-name="T3">4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8" draw:text-style-name="P10" draw:layer="layout" svg:width="16.2cm" svg:height="0.882cm" svg:x="9.1cm" svg:y="19.802cm">
          <draw:text-box>
            <text:p text:style-name="P9"><text:span text:style-name="T8">7-deoxy-</text:span><text:span text:style-name="T7">β</text:span><text:span text:style-name="T8">-</text:span><text:span text:style-name="T9">D</text:span><text:span text:style-name="T6">-glycero-</text:span><text:span text:style-name="T9">D</text:span><text:span text:style-name="T6">-galacto-heptapyranose</text:span></text:p>
          </draw:text-box>
        </draw:frame>
        <draw:frame draw:style-name="gr8" draw:text-style-name="P10" draw:layer="layout" svg:width="8cm" svg:height="0.869cm" svg:x="1cm" svg:y="19.802cm">
          <draw:text-box>
            <text:p text:style-name="P9"><text:span text:style-name="T6">b-dgro-dgal-hep-1:5|7:d</text:span></text:p>
          </draw:text-box>
        </draw:frame>
        <draw:frame draw:style-name="gr1" draw:text-style-name="P2" draw:layer="layout" svg:width="0.883cm" svg:height="0.988cm" svg:x="16.869cm" svg:y="3.801cm">
          <draw:text-box>
            <text:p text:style-name="P1"><text:span text:style-name="T1">:</text:span></text:p>
          </draw:text-box>
        </draw:frame>
        <draw:custom-shape draw:style-name="gr6" draw:text-style-name="P7" draw:layer="layout" svg:width="0.5cm" svg:height="9.6cm" draw:transform="rotate (1.5707963267946) translate (14.5cm 3cm)">
          <text:p text:style-name="P1"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7" draw:layer="layout" svg:width="0.5cm" svg:height="3cm" draw:transform="rotate (1.5707963267946) translate (3.1cm 3cm)">
          <text:p text:style-name="P1"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2" draw:layer="layout" svg:width="4.689cm" svg:height="1.115cm" svg:x="17.2cm" svg:y="1.427cm">
          <draw:text-box>
            <text:p text:style-name="P1"><text:span text:style-name="T12">section for modifications</text:span></text:p>
            <text:p text:style-name="P1"><text:span text:style-name="T12">can be repeated</text:span></text:p>
          </draw:text-box>
        </draw:frame>
        <draw:frame draw:style-name="gr9" draw:text-style-name="P12" draw:layer="layout" svg:width="4.723cm" svg:height="1.547cm" svg:x="2.901cm" svg:y="1.028cm">
          <draw:text-box>
            <text:p text:style-name="P1"><text:span text:style-name="T12">optional stereoidentifiers</text:span></text:p>
            <text:p text:style-name="P1"><text:span text:style-name="T12">according to <text:s/>IUPAC</text:span></text:p>
            <text:p text:style-name="P1"><text:span text:style-name="T12">can be repeated</text:span></text:p>
          </draw:text-box>
        </draw:frame>
        <draw:custom-shape draw:style-name="gr2" draw:text-style-name="P5" draw:layer="layout" svg:width="0.5cm" svg:height="0.5cm" svg:x="2.1cm" svg:y="12.502cm">
          <text:p text:style-name="P4"><text:span text:style-name="T3">4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5" draw:text-style-name="P6" draw:layer="layout" svg:width="3.9cm" svg:height="0.827cm" svg:x="2.7cm" svg:y="12.395cm">
          <draw:text-box>
            <text:p text:style-name="P1"><text:span text:style-name="T3">superclass</text:span></text:p>
          </draw:text-box>
        </draw:frame>
        <draw:frame draw:style-name="gr5" draw:text-style-name="P6" draw:layer="layout" svg:width="8.9cm" svg:height="1.403cm" svg:x="13.1cm" svg:y="7.295cm">
          <draw:text-box>
            <text:p text:style-name="P1"><text:span text:style-name="T3">numerical value</text:span></text:p>
            <text:p text:style-name="P1"><text:span text:style-name="T3">ring begin</text:span></text:p>
          </draw:text-box>
        </draw:frame>
        <draw:frame draw:style-name="gr5" draw:text-style-name="P6" draw:layer="layout" svg:width="8.9cm" svg:height="1.403cm" svg:x="13.1cm" svg:y="8.496cm">
          <draw:text-box>
            <text:p text:style-name="P1"><text:span text:style-name="T3">numerical value</text:span></text:p>
            <text:p text:style-name="P1"><text:span text:style-name="T3">ring end</text:span></text:p>
          </draw:text-box>
        </draw:frame>
        <presentation:notes draw:style-name="dp2">
          <draw:page-thumbnail draw:style-name="gr10" draw:layer="layout" svg:width="14.848cm" svg:height="11.135cm" svg:x="3.07cm" svg:y="2.257cm" draw:page-number="1" presentation:class="page"/>
          <draw:frame presentation:style-name="pr1" draw:text-style-name="P13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m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5-29T13:23:55</meta:creation-date>
    <dc:date>2007-06-30T18:37:45</dc:date>
    <dc:language>de-DE</dc:language>
    <meta:editing-cycles>22</meta:editing-cycles>
    <meta:editing-duration>PT6H6M54S</meta:editing-duration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